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2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4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7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1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2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3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co13" style:family="table-column">
      <style:table-column-properties style:column-width="4.797cm" style:use-optimal-column-width="false"/>
    </style:style>
    <style:style style:name="co14" style:family="table-column">
      <style:table-column-properties style:column-width="2.672cm" style:use-optimal-column-width="false"/>
    </style:style>
    <style:style style:name="co15" style:family="table-column">
      <style:table-column-properties style:column-width="2.762cm" style:use-optimal-column-width="false"/>
    </style:style>
    <style:style style:name="co16" style:family="table-column">
      <style:table-column-properties style:column-width="10.79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ro13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9" style:family="table-cell">
      <style:text-properties style:font-name="Nimbus Sans" fo:font-size="16pt" style:font-name-asian="DejaVu Sans Mono" style:font-size-asian="16pt" style:font-size-complex="16pt"/>
    </style:style>
    <style:style style:name="ce10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1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2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4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37" style:family="paragraph">
      <style:text-properties style:font-name="Nimbus Sans" fo:font-size="16pt" style:font-name-asian="DejaVu Sans Mono" style:font-size-asian="16pt" style:font-size-complex="16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39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41" style:family="paragraph">
      <loext:graphic-properties draw:fill="solid" draw:fill-color="#2a6099" draw:opacity="50%"/>
      <style:paragraph-properties fo:text-align="center" style:writing-mode="lr-tb"/>
    </style:style>
    <style:style style:name="P42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3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4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6" style:family="paragraph">
      <loext:graphic-properties draw:fill-color="#ffffff"/>
      <style:paragraph-properties style:writing-mode="lr-tb"/>
      <style:text-properties fo:font-size="32pt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9" style:family="paragraph">
      <loext:graphic-properties draw:fill="none" draw:fill-color="#ffffff"/>
      <style:paragraph-properties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3" style:family="paragraph">
      <loext:graphic-properties draw:fill="solid" draw:fill-color="#ff972f"/>
      <style:paragraph-properties fo:text-align="center"/>
    </style:style>
    <style:style style:name="P54" style:family="paragraph">
      <loext:graphic-properties draw:fill="none"/>
      <style:paragraph-properties fo:text-align="center" style:writing-mode="lr-tb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Nimbus Sans" fo:font-size="16pt" style:font-name-asian="DejaVu Sans Mono" style:font-size-asian="16pt" style:font-size-complex="16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</text:span><text:span text:style-name="T1">16:28 <text:s/></text:span><text:span text:style-name="T1"><text:s/>COM </text:span><text:span text:style-name="T1">5: </text:span><text:span text:style-name="T1">Recei</text:span><text:span text:style-name="T1">ved </text:span><text:span text:style-name="T1">Profile</text:span><text:span text:style-name="T1">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</text:span><text:span text:style-name="T1">16:29 <text:s/></text:span><text:span text:style-name="T1"><text:s/>COM </text:span><text:span text:style-name="T1">6 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</text:span><text:span text:style-name="T1">16:30 <text:s/></text:span><text:span text:style-name="T1"><text:s/>COM </text:span><text:span text:style-name="T1">6 <text:s/></text:span><text:span text:style-name="T1">Flashi</text:span><text:span text:style-name="T1">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3.548cm" svg:y="2.952cm">
          <draw:text-box>
            <text:p text:style-name="P30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cm" svg:height="2.5cm" svg:x="16cm" svg:y="1.5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-1222.43775622438 36757.137145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8">
                <table:table-cell>
                  <text:p text:style-name="P35"><text:span text:style-name="T9">Field</text:span></text:p>
                </table:table-cell>
                <table:table-cell>
                  <text:p text:style-name="P36"><text:span text:style-name="T9">Value</text:span></text:p>
                </table:table-cell>
              </table:table-row>
              <table:table-row table:style-name="ro7" table:default-cell-style-name="ce8">
                <table:table-cell>
                  <text:p text:style-name="P36"><text:span text:style-name="T9">Mac Addr.</text:span></text:p>
                </table:table-cell>
                <table:table-cell>
                  <text:p text:style-name="P36"><text:span text:style-name="T9">3C:52:67:12:E3:46</text:span></text:p>
                </table:table-cell>
              </table:table-row>
              <table:table-row table:style-name="ro7" table:default-cell-style-name="ce9">
                <table:table-cell>
                  <text:p text:style-name="P37"><text:span text:style-name="T9">Mac Auto Inc.</text:span></text:p>
                </table:table-cell>
                <table:table-cell>
                  <text:p text:style-name="P37"><text:span text:style-name="T9">Y</text:span></text:p>
                </table:table-cell>
              </table:table-row>
              <table:table-row table:style-name="ro7" table:default-cell-style-name="ce9">
                <table:table-cell>
                  <text:p text:style-name="P37"><text:span text:style-name="T9">Batch Size</text:span></text:p>
                </table:table-cell>
                <table:table-cell>
                  <text:p text:style-name="P37"><text:span text:style-name="T9">100</text:span></text:p>
                </table:table-cell>
              </table:table-row>
              <table:table-row table:style-name="ro7">
                <table:table-cell table:style-name="ce8">
                  <text:p text:style-name="P36"><text:span text:style-name="T9">CMD</text:span></text:p>
                </table:table-cell>
                <table:table-cell table:style-name="ce10">
                  <text:p text:style-name="P38"><text:span text:style-name="T9">0xF933AAC0 </text:span></text:p>
                </table:table-cell>
              </table:table-row>
              <table:table-row table:style-name="ro7" table:default-cell-style-name="ce8">
                <table:table-cell>
                  <text:p text:style-name="P36"><text:span text:style-name="T9">Row Data Bytes</text:span></text:p>
                </table:table-cell>
                <table:table-cell>
                  <text:p text:style-name="P36"><text:span text:style-name="T9">32</text:span></text:p>
                </table:table-cell>
              </table:table-row>
              <table:table-row table:style-name="ro7" table:default-cell-style-name="ce8">
                <table:table-cell>
                  <text:p text:style-name="P36"><text:span text:style-name="T9">Row Data Source</text:span></text:p>
                </table:table-cell>
                <table:table-cell>
                  <text:p text:style-name="P36"><text:span text:style-name="T9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</text:span><text:span text:style-name="T6">B</text:span><text:span text:style-name="T6">：</text:span><text:span text:style-name="T7">COM6</text:span><text:span text:style-name="T7">:1152</text:span><text:span text:style-name="T7">00,N,</text:span><text:span text:style-name="T7">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</text:span><text:span text:style-name="T8">e</text:span><text:span text:style-name="T8">：</text:span><text:span text:style-name="T8">Dev </text:span><text:span text:style-name="T8">B</text:span></text:p>
            </draw:text-box>
          </draw:frame>
          <draw:custom-shape draw:style-name="gr31" draw:text-style-name="P39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40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41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11">
                <table:table-cell/>
                <table:table-cell>
                  <text:p text:style-name="P42"><text:span text:style-name="T10">0</text:span></text:p>
                </table:table-cell>
                <table:table-cell>
                  <text:p text:style-name="P42"><text:span text:style-name="T10">1</text:span></text:p>
                </table:table-cell>
                <table:table-cell>
                  <text:p text:style-name="P42"><text:span text:style-name="T10">2</text:span></text:p>
                </table:table-cell>
                <table:table-cell>
                  <text:p text:style-name="P42"><text:span text:style-name="T10">3</text:span></text:p>
                </table:table-cell>
                <table:table-cell>
                  <text:p text:style-name="P42"><text:span text:style-name="T10">4</text:span></text:p>
                </table:table-cell>
                <table:table-cell>
                  <text:p text:style-name="P42"><text:span text:style-name="T10">5</text:span></text:p>
                </table:table-cell>
                <table:table-cell>
                  <text:p text:style-name="P42"><text:span text:style-name="T10">6</text:span></text:p>
                </table:table-cell>
                <table:table-cell>
                  <text:p text:style-name="P42"><text:span text:style-name="T10">7</text:span></text:p>
                </table:table-cell>
              </table:table-row>
              <table:table-row table:style-name="ro7" table:default-cell-style-name="ce12">
                <table:table-cell>
                  <text:p text:style-name="P43"><text:span text:style-name="T11">1</text:span></text:p>
                </table:table-cell>
                <table:table-cell>
                  <text:p text:style-name="P43"><text:span text:style-name="T11">01</text:span></text:p>
                </table:table-cell>
                <table:table-cell>
                  <text:p text:style-name="P43"><text:span text:style-name="T11">CA</text:span></text:p>
                </table:table-cell>
                <table:table-cell>
                  <text:p text:style-name="P43"><text:span text:style-name="T11">EE</text:span></text:p>
                </table:table-cell>
                <table:table-cell>
                  <text:p text:style-name="P43"><text:span text:style-name="T11">23</text:span></text:p>
                </table:table-cell>
                <table:table-cell>
                  <text:p text:style-name="P43"><text:span text:style-name="T11">BF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EE</text:span></text:p>
                </table:table-cell>
              </table:table-row>
              <table:table-row table:style-name="ro9" table:default-cell-style-name="ce12">
                <table:table-cell>
                  <text:p text:style-name="P43"><text:span text:style-name="T11">2</text:span></text:p>
                </table:table-cell>
                <table:table-cell>
                  <text:p text:style-name="P43"><text:span text:style-name="T11">34</text:span></text:p>
                </table:table-cell>
                <table:table-cell>
                  <text:p text:style-name="P43"><text:span text:style-name="T11">23</text:span></text:p>
                </table:table-cell>
                <table:table-cell>
                  <text:p text:style-name="P43"><text:span text:style-name="T11">BF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EE</text:span></text:p>
                </table:table-cell>
                <table:table-cell>
                  <text:p text:style-name="P43"><text:span text:style-name="T11">66</text:span></text:p>
                </table:table-cell>
                <table:table-cell>
                  <text:p text:style-name="P43"><text:span text:style-name="T11">DE</text:span></text:p>
                </table:table-cell>
              </table:table-row>
              <table:table-row table:style-name="ro10" table:default-cell-style-name="ce12">
                <table:table-cell>
                  <text:p text:style-name="P43"><text:span text:style-name="T11">3</text:span></text:p>
                </table:table-cell>
                <table:table-cell>
                  <text:p text:style-name="P43"><text:span text:style-name="T11">33</text:span></text:p>
                </table:table-cell>
                <table:table-cell>
                  <text:p text:style-name="P43"><text:span text:style-name="T11">23</text:span></text:p>
                </table:table-cell>
                <table:table-cell table:style-name="ce13">
                  <text:p text:style-name="P44"><text:span text:style-name="T12">A2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EE</text:span></text:p>
                </table:table-cell>
                <table:table-cell>
                  <text:p text:style-name="P43"><text:span text:style-name="T11">FC</text:span></text:p>
                </table:table-cell>
                <table:table-cell>
                  <text:p text:style-name="P43"><text:span text:style-name="T11">A1</text:span></text:p>
                </table:table-cell>
              </table:table-row>
              <table:table-row table:style-name="ro11" table:default-cell-style-name="ce12">
                <table:table-cell>
                  <text:p text:style-name="P43"><text:span text:style-name="T11">4</text:span></text:p>
                </table:table-cell>
                <table:table-cell>
                  <text:p text:style-name="P43"><text:span text:style-name="T11">21</text:span></text:p>
                </table:table-cell>
                <table:table-cell>
                  <text:p text:style-name="P43"><text:span text:style-name="T11">0B</text:span></text:p>
                </table:table-cell>
                <table:table-cell>
                  <text:p text:style-name="P43"><text:span text:style-name="T11">7D</text:span></text:p>
                </table:table-cell>
                <table:table-cell>
                  <text:p text:style-name="P43"><text:span text:style-name="T11">69</text:span></text:p>
                </table:table-cell>
                <table:table-cell>
                  <text:p text:style-name="P43"><text:span text:style-name="T11">80</text:span></text:p>
                </table:table-cell>
                <table:table-cell>
                  <text:p text:style-name="P43"><text:span text:style-name="T11">95</text:span></text:p>
                </table:table-cell>
                <table:table-cell>
                  <text:p text:style-name="P43"><text:span text:style-name="T11">44</text:span></text:p>
                </table:table-cell>
                <table:table-cell>
                  <text:p text:style-name="P43"><text:span text:style-name="T11">98</text:span></text:p>
                </table:table-cell>
              </table:table-row>
              <table:table-row table:style-name="ro11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6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4">
              <table:table-cell>
                <text:p text:style-name="P45">Name</text:p>
              </table:table-cell>
              <table:table-cell>
                <text:p text:style-name="P45">Start</text:p>
              </table:table-cell>
              <table:table-cell>
                <text:p text:style-name="P45">Len</text:p>
              </table:table-cell>
              <table:table-cell>
                <text:p text:style-name="P45">Example Hex Value</text:p>
              </table:table-cell>
              <table:table-cell/>
            </table:table-row>
            <table:table-row table:style-name="ro13" table:default-cell-style-name="ce14">
              <table:table-cell>
                <text:p text:style-name="P45">MAC Addr</text:p>
              </table:table-cell>
              <table:table-cell>
                <text:p text:style-name="P45">0x0</text:p>
              </table:table-cell>
              <table:table-cell>
                <text:p text:style-name="P45">0x6</text:p>
              </table:table-cell>
              <table:table-cell>
                <text:p text:style-name="P45">0x02 0x42 0x6a </text:p>
                <text:p text:style-name="P45">0x87 0xe8 0x45 </text:p>
              </table:table-cell>
              <table:table-cell/>
            </table:table-row>
            <table:table-row table:style-name="ro13" table:default-cell-style-name="ce14">
              <table:table-cell>
                <text:p text:style-name="P45">Auto Load Control</text:p>
              </table:table-cell>
              <table:table-cell>
                <text:p text:style-name="P45">0x06</text:p>
              </table:table-cell>
              <table:table-cell>
                <text:p text:style-name="P45">0x2</text:p>
              </table:table-cell>
              <table:table-cell>
                <text:p text:style-name="P45">0x5555</text:p>
              </table:table-cell>
              <table:table-cell/>
            </table:table-row>
            <table:table-row table:style-name="ro13" table:default-cell-style-name="ce14">
              <table:table-cell/>
              <table:table-cell>
                <text:p text:style-name="P45">0x20</text:p>
              </table:table-cell>
              <table:table-cell/>
              <table:table-cell/>
              <table:table-cell/>
            </table:table-row>
            <table:table-row table:style-name="ro13" table:default-cell-style-name="ce14">
              <table:table-cell/>
              <table:table-cell>
                <text:p text:style-name="P45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6" draw:layer="layout" svg:width="25.199cm" svg:height="1.975cm" svg:x="1.401cm" svg:y="0.525cm">
          <draw:text-box>
            <text:p><text:span text:style-name="T13">Po</text:span><text:span text:style-name="T13">rfil</text:span><text:span text:style-name="T13">e </text:span><text:span text:style-name="T13">Fo</text:span><text:span text:style-name="T13">r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6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7" draw:text-style-name="P48" draw:layer="layout" svg:width="5cm" svg:height="1cm" svg:x="7.5cm" svg:y="3.1cm">
          <text:p text:style-name="P47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9" draw:layer="layout" svg:width="4cm" svg:height="0.962cm" svg:x="3cm" svg:y="3.038cm">
          <draw:text-box>
            <text:p><text:span text:style-name="T8">Devi</text:span><text:span text:style-name="T8">c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9" draw:layer="layout" svg:width="4cm" svg:height="0.962cm" svg:x="3cm" svg:y="10.5cm">
          <draw:text-box>
            <text:p><text:span text:style-name="T8">Mes</text:span><text:span text:style-name="T8">sage</text:span><text:span text:style-name="T8">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/></text:span><text:span text:style-name="T1"><text:s/>Start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/></text:span><text:span text:style-name="T1">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/></text:span><text:span text:style-name="T1"><text:s/></text:span><text:span text:style-name="T1">Flashi</text:span><text:span text:style-name="T1">ng...</text:span></text:p>
          </draw:text-box>
        </draw:frame>
        <draw:frame draw:style-name="gr3" draw:text-style-name="P49" draw:layer="layout" svg:width="3.5cm" svg:height="0.962cm" svg:x="3cm" svg:y="4.538cm">
          <draw:text-box>
            <text:p><text:span text:style-name="T8">Prog</text:span><text:span text:style-name="T8">ress </text:span><text:span text:style-name="T8">:</text:span></text:p>
          </draw:text-box>
        </draw:frame>
        <draw:frame draw:style-name="gr3" draw:text-style-name="P49" draw:layer="layout" svg:width="4cm" svg:height="0.962cm" svg:x="3cm" svg:y="8.977cm">
          <draw:text-box>
            <text:p><text:span text:style-name="T8">Resu</text:span><text:span text:style-name="T8">lt</text:span></text:p>
          </draw:text-box>
        </draw:frame>
        <draw:custom-shape draw:style-name="gr39" draw:text-style-name="P47" draw:layer="layout" svg:width="5cm" svg:height="1cm" svg:x="7.5cm" svg:y="8.977cm">
          <text:p text:style-name="P47"><text:span text:style-name="T8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7" draw:layer="layout" svg:width="5cm" svg:height="1cm" svg:x="14.31cm" svg:y="9cm">
          <text:p text:style-name="P47"><text:span text:style-name="T8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29" draw:text-style-name="P51" draw:layer="layout" svg:width="8cm" svg:height="1cm" svg:x="4.5cm" svg:y="7.977cm">
          <text:p text:style-name="P5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1" draw:layer="layout" svg:width="12cm" svg:height="1cm" svg:x="13cm" svg:y="1cm">
          <text:p text:style-name="P50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2" draw:layer="layout" svg:width="5cm" svg:height="1cm" svg:x="7.5cm" svg:y="13.5cm">
          <text:p text:style-name="P4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40" draw:text-style-name="P51" draw:layer="layout" svg:width="12cm" svg:height="1cm" svg:x="13.5cm" svg:y="13.5cm">
          <text:p text:style-name="P50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3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15.046cm" svg:height="1cm" svg:x="7.454cm" svg:y="5cm">
          <text:p text:style-name="P47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44" draw:text-style-name="P49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56" draw:layer="layout" svg:width="13.5cm" svg:height="1cm" svg:x="1cm" svg:y="0cm">
          <text:p text:style-name="P5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30:41.746364538</dc:date>
    <meta:editing-duration>PT11H46M57S</meta:editing-duration>
    <meta:editing-cycles>102</meta:editing-cycles>
    <meta:generator>LibreOffice/7.4.7.2$Linux_X86_64 LibreOffice_project/40$Build-2</meta:generator>
    <meta:document-statistic meta:object-count="129"/>
  </office:meta>
</office:document-meta>
</file>